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9cm" svg:stroke-color="#000000" draw:marker-start="" draw:marker-start-width="0.273cm" draw:marker-start-center="false" draw:marker-end="" draw:marker-end-width="0.273cm" draw:marker-end-center="false" draw:fill="none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0.752cm" svg:height="0.754cm" svg:x="10.125cm" svg:y="14.454cm">
            <text:p/>
          </draw:ellipse>
          <draw:g>
            <draw:line draw:style-name="gr2" draw:text-style-name="P2" draw:layer="layout" svg:x1="9.008cm" svg:y1="13.337cm" svg:x2="9.008cm" svg:y2="16.328cm">
              <text:p/>
            </draw:line>
            <draw:line draw:style-name="gr2" draw:text-style-name="P2" draw:layer="layout" svg:x1="9.383cm" svg:y1="13.337cm" svg:x2="9.383cm" svg:y2="16.328cm">
              <text:p/>
            </draw:line>
            <draw:line draw:style-name="gr2" draw:text-style-name="P2" draw:layer="layout" svg:x1="9.758cm" svg:y1="13.337cm" svg:x2="9.758cm" svg:y2="16.328cm">
              <text:p/>
            </draw:line>
            <draw:line draw:style-name="gr2" draw:text-style-name="P2" draw:layer="layout" svg:x1="10.132cm" svg:y1="13.343cm" svg:x2="10.132cm" svg:y2="16.334cm">
              <text:p/>
            </draw:line>
            <draw:line draw:style-name="gr2" draw:text-style-name="P2" draw:layer="layout" svg:x1="10.506cm" svg:y1="13.337cm" svg:x2="10.506cm" svg:y2="16.328cm">
              <text:p/>
            </draw:line>
            <draw:line draw:style-name="gr2" draw:text-style-name="P2" draw:layer="layout" svg:x1="10.878cm" svg:y1="13.337cm" svg:x2="10.878cm" svg:y2="16.328cm">
              <text:p/>
            </draw:line>
            <draw:line draw:style-name="gr2" draw:text-style-name="P2" draw:layer="layout" svg:x1="11.258cm" svg:y1="13.337cm" svg:x2="11.258cm" svg:y2="16.328cm">
              <text:p/>
            </draw:line>
            <draw:line draw:style-name="gr2" draw:text-style-name="P2" draw:layer="layout" svg:x1="11.632cm" svg:y1="13.337cm" svg:x2="11.632cm" svg:y2="16.328cm">
              <text:p/>
            </draw:line>
            <draw:line draw:style-name="gr2" draw:text-style-name="P2" draw:layer="layout" svg:x1="12.007cm" svg:y1="13.337cm" svg:x2="12.007cm" svg:y2="16.328cm">
              <text:p/>
            </draw:line>
            <draw:line draw:style-name="gr2" draw:text-style-name="P2" draw:layer="layout" svg:x1="9.008cm" svg:y1="16.331cm" svg:x2="12.007cm" svg:y2="16.331cm">
              <text:p/>
            </draw:line>
            <draw:line draw:style-name="gr2" draw:text-style-name="P2" draw:layer="layout" svg:x1="9.009cm" svg:y1="15.957cm" svg:x2="12.008cm" svg:y2="15.957cm">
              <text:p/>
            </draw:line>
            <draw:line draw:style-name="gr2" draw:text-style-name="P2" draw:layer="layout" svg:x1="9.008cm" svg:y1="15.579cm" svg:x2="12.007cm" svg:y2="15.579cm">
              <text:p/>
            </draw:line>
            <draw:line draw:style-name="gr2" draw:text-style-name="P2" draw:layer="layout" svg:x1="9.008cm" svg:y1="15.206cm" svg:x2="12.007cm" svg:y2="15.206cm">
              <text:p/>
            </draw:line>
            <draw:line draw:style-name="gr2" draw:text-style-name="P2" draw:layer="layout" svg:x1="9.008cm" svg:y1="14.837cm" svg:x2="12.007cm" svg:y2="14.837cm">
              <text:p/>
            </draw:line>
            <draw:line draw:style-name="gr2" draw:text-style-name="P2" draw:layer="layout" svg:x1="9.008cm" svg:y1="14.458cm" svg:x2="12.007cm" svg:y2="14.458cm">
              <text:p/>
            </draw:line>
            <draw:line draw:style-name="gr2" draw:text-style-name="P2" draw:layer="layout" svg:x1="9.008cm" svg:y1="14.086cm" svg:x2="12.007cm" svg:y2="14.086cm">
              <text:p/>
            </draw:line>
            <draw:line draw:style-name="gr2" draw:text-style-name="P2" draw:layer="layout" svg:x1="9.008cm" svg:y1="13.708cm" svg:x2="12.007cm" svg:y2="13.708cm">
              <text:p/>
            </draw:line>
            <draw:line draw:style-name="gr2" draw:text-style-name="P2" draw:layer="layout" svg:x1="9.008cm" svg:y1="13.337cm" svg:x2="12.007cm" svg:y2="13.337cm">
              <text:p/>
            </draw:line>
          </draw:g>
          <draw:circle draw:style-name="gr1" draw:text-style-name="P1" draw:layer="layout" svg:width="2.999cm" svg:height="2.999cm" svg:x="9.01cm" svg:y="13.34cm">
            <text:p/>
          </draw:circle>
          <draw:circle draw:style-name="gr1" draw:text-style-name="P1" draw:layer="layout" svg:width="1.498cm" svg:height="1.498cm" svg:x="9.027cm" svg:y="14.111cm">
            <text:p/>
          </draw:circle>
          <draw:circle draw:style-name="gr1" draw:text-style-name="P1" draw:layer="layout" svg:width="1.498cm" svg:height="1.498cm" svg:x="10.484cm" svg:y="14.111cm">
            <text:p/>
          </draw:circle>
          <draw:ellipse draw:style-name="gr1" draw:text-style-name="P1" draw:layer="layout" svg:width="1.498cm" svg:height="1.5cm" svg:x="9.796cm" svg:y="13.34cm">
            <text:p/>
          </draw:ellipse>
          <draw:ellipse draw:style-name="gr1" draw:text-style-name="P1" draw:layer="layout" svg:width="1.5cm" svg:height="1.498cm" svg:x="9.793cm" svg:y="14.839cm">
            <text:p/>
          </draw:ellipse>
          <draw:ellipse draw:style-name="gr1" draw:text-style-name="P1" draw:layer="layout" svg:width="0.752cm" svg:height="0.754cm" svg:x="10.125cm" svg:y="14.454cm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43:21.186953420</meta:creation-date>
    <dc:date>2018-02-09T15:43:36.547293310</dc:date>
    <meta:editing-duration>PT15S</meta:editing-duration>
    <meta:editing-cycles>1</meta:editing-cycles>
    <meta:document-statistic meta:object-count="27"/>
    <meta:generator>LibreOffice/6.0.0.3$MacOSX_X86_64 LibreOffice_project/64a0f66915f38c6217de274f0aa8e15618924765</meta:generator>
  </office:meta>
</office:document-meta>
</file>